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07de6b" officeooo:paragraph-rsid="0007de6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08782a" officeooo:paragraph-rsid="0008782a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officeooo:rsid="0007de6b" officeooo:paragraph-rsid="0007de6b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8782a" officeooo:paragraph-rsid="0008782a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ac58f" officeooo:paragraph-rsid="000ac58f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ac58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PT" officeooo:rsid="000e0ab1" officeooo:paragraph-rsid="000e0ab1" style:font-size-asian="12pt" style:font-size-complex="12pt"/>
    </style:style>
    <style:style style:name="P8" style:family="paragraph" style:parent-style-name="Standard">
      <style:text-properties style:font-name="Liberation Serif" fo:font-size="12pt" fo:language="pt" fo:country="PT" officeooo:rsid="000e0ab1" officeooo:paragraph-rsid="000fb218" style:font-size-asian="12pt" style:font-size-complex="12pt"/>
    </style:style>
    <style:style style:name="P9" style:family="paragraph" style:parent-style-name="Standard">
      <style:text-properties style:font-name="Liberation Serif" fo:font-size="12pt" fo:language="pt" fo:country="PT" officeooo:rsid="000e0ab1" officeooo:paragraph-rsid="00108005" style:font-size-asian="12pt" style:font-size-complex="12pt"/>
    </style:style>
    <style:style style:name="P10" style:family="paragraph" style:parent-style-name="Standard">
      <style:text-properties style:font-name="Liberation Serif" fo:font-size="12pt" fo:language="pt" fo:country="PT" officeooo:rsid="00123170" officeooo:paragraph-rsid="00123170" style:font-size-asian="12pt" style:font-size-complex="12pt"/>
    </style:style>
    <style:style style:name="P11" style:family="paragraph" style:parent-style-name="Standard">
      <style:text-properties style:font-name="Liberation Serif" fo:font-size="12pt" fo:language="pt" fo:country="PT" fo:font-weight="bold" officeooo:rsid="000e0ab1" officeooo:paragraph-rsid="000e0ab1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6pt" fo:font-weight="bold" officeooo:rsid="0007de6b" officeooo:paragraph-rsid="0007de6b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officeooo:rsid="00097549"/>
    </style:style>
    <style:style style:name="T2" style:family="text">
      <style:text-properties officeooo:rsid="000ae9fa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0ae9fa"/>
    </style:style>
    <style:style style:name="T5" style:family="text">
      <style:text-properties officeooo:rsid="000ac58f"/>
    </style:style>
    <style:style style:name="T6" style:family="text">
      <style:text-properties officeooo:rsid="000fb218"/>
    </style:style>
    <style:style style:name="T7" style:family="text">
      <style:text-properties officeooo:rsid="001004b9"/>
    </style:style>
    <style:style style:name="T8" style:family="text">
      <style:text-properties officeooo:rsid="001086bd"/>
    </style:style>
    <style:style style:name="T9" style:family="text">
      <style:text-properties fo:font-weight="bold" officeooo:rsid="001086bd" style:font-weight-asian="bold" style:font-weight-complex="bold"/>
    </style:style>
    <style:style style:name="T10" style:family="text">
      <style:text-properties officeooo:rsid="0012317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la 1 </text:p>
      <text:p text:style-name="P12">IAA </text:p>
      <text:p text:style-name="P3"/>
      <text:p text:style-name="P1">Motivação</text:p>
      <text:p text:style-name="P3">- Perceber os conceitos introdutórios de Inteligência Artificial</text:p>
      <text:p text:style-name="P3">- Saber alguns dos problemas chave que IA pode resolver</text:p>
      <text:p text:style-name="P3">- Entender o que é Raciocínio Probabilístico</text:p>
      <text:p text:style-name="P3">- Distinguir entre aprendizagem supervisionada e não <text:s/>supervisionada</text:p>
      <text:p text:style-name="P3"/>
      <text:p text:style-name="P2">Inteligência Artificial </text:p>
      <text:p text:style-name="P4">– um ramo da ciência da computação que se foca no desenvolvimento de máquinas inteligentes que podem desempenhar tarefas que tipicamente requerem inteligência humana.</text:p>
      <text:p text:style-name="P4"/>
      <text:p text:style-name="P4">- o objetivo da IA é criar sistemas que podem racicionar, aprender, percecionar e tomar decisões de forma semelhante aos humanos.</text:p>
      <text:p text:style-name="P4"/>
      <text:p text:style-name="P2"><text:span text:style-name="T1">IA Velha vs Moderna</text:span><text:tab/></text:p>
      <text:p text:style-name="P4"><text:s/><text:span text:style-name="T1">Velha: definição de regras específicas e procedimentos para resolver problemas</text:span></text:p>
      <text:p text:style-name="P4">- <text:span text:style-name="T1">Sistemas baseados em regras – um conjunto de regras que são usadas para tomar decisões (grande corrente de instruções if-else e espaços de pesquisa)</text:span></text:p>
      <text:p text:style-name="P4">- <text:span text:style-name="T1">Depende da perícia humana para identificar características e criar regras</text:span></text:p>
      <text:p text:style-name="P4">- <text:span text:style-name="T1">Difícil de escalar -adding mais dados requer muitas vezes mais regras</text:span></text:p>
      <text:p text:style-name="P4">- <text:span text:style-name="T1">Generalização baixa: regras são frequentemente demasiado específicas e não generalizam bem com dados novos</text:span></text:p>
      <text:p text:style-name="P4"/>
      <text:p text:style-name="P5">Moderna : aprende as “regras” a partir dos dados( não há regras feitas à mão)</text:p>
      <text:p text:style-name="P5">- O sistema aprende o que fazer a partir dos dados</text:p>
      <text:p text:style-name="P5">- Características <text:span text:style-name="T2">podem ser identificados automaticamente a partir dos dados (mas podem ser feitas manualmente)</text:span></text:p>
      <text:p text:style-name="P6"><text:span text:style-name="T5">- </text:span><text:bookmark text:name="tw-target-text"/><text:span text:style-name="T3">Adapta-se bem a mais dados </text:span><text:span text:style-name="T4">(em muitos casos, quantos mais casos, melhor)</text:span></text:p>
      <text:p text:style-name="P6"><text:span text:style-name="T4">- Como o sistema aprende dos dados, </text:span><text:bookmark text:name="tw-target-text1"/><text:span text:style-name="T3">pode generalizar bem para novos dados</text:span></text:p>
      <text:section text:style-name="Sect1" text:name="tw-target-rmn-container">
        <text:p text:style-name="P13"><text:bookmark text:name="tw-target-rmn"/></text:p>
      </text:section>
      <text:p text:style-name="P11">Sub-campos de IA</text:p>
      <text:p text:style-name="P7">- Machine Learning: permite aos computadores aprender dos dados e fazer previsões ou agir sem ter sido especificamente programados para isso (parte estatística da IA)</text:p>
      <text:p text:style-name="P7">- <text:span text:style-name="T6">Computer Vision: um campo de inteligência artificial que treina computadores para interpretar e entender o mundo visual</text:span></text:p>
      <text:p text:style-name="P7">- <text:span text:style-name="T6">Processamento de Linguagem Natural: campo preocupado com as interações entre computadores e linguagem humana.</text:span></text:p>
      <text:p text:style-name="P8">- <text:span text:style-name="T6">Robótica: Combina IA com engenharia mecânica para desenhar e construir máquinas inteligentes capazes de interagir com o mundo físico</text:span></text:p>
      <text:p text:style-name="P9"><text:span text:style-name="T6">- Aprendizagem Profunda : um sub campo de machine learning focado em algoritmos inspirado pela estrutura e fu</text:span><text:span text:style-name="T7">ncionamento do cérebro chamadas redes neuronais artificiai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9">Problemas Importantes que a IA pode resolver</text:span><text:span text:style-name="T6"> </text:span></text:p>
      <text:p text:style-name="P9">- <text:s/><text:span text:style-name="T8">Regressão/Estimação</text:span></text:p>
      <text:p text:style-name="P9"><text:tab/>- <text:span text:style-name="T8">Prever valor contínuos</text:span></text:p>
      <text:p text:style-name="P9">- <text:span text:style-name="T8">Classificação</text:span></text:p>
      <text:p text:style-name="P9">- <text:span text:style-name="T8">Prever uma classe/categoria</text:span></text:p>
      <text:p text:style-name="P9"/>
      <text:p text:style-name="P9">- <text:span text:style-name="T8">Agrupamento (Clustering)</text:span></text:p>
      <text:p text:style-name="P9"><text:tab/>- <text:span text:style-name="T8">Encontrar a estrutura dos dados</text:span></text:p>
      <text:p text:style-name="P9">- <text:span text:style-name="T8">Deteção de anomalias</text:span></text:p>
      <text:p text:style-name="P9"><text:tab/>- <text:span text:style-name="T8">Descobrir casos anormais e fora do comum(deteção de fraudes)</text:span></text:p>
      <text:p text:style-name="P9">- <text:span text:style-name="T8">Mineração de padrões sequenciais</text:span></text:p>
      <text:p text:style-name="P9"><text:tab/>- <text:span text:style-name="T8">Encontrar modas e padrões em dados sequencia</text:span><text:span text:style-name="T10">i</text:span><text:span text:style-name="T8">s, </text:span><text:span text:style-name="T10">prever os próximos eventos</text:span></text:p>
      <text:p text:style-name="P9"/>
      <text:p text:style-name="P10">Problemas 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22:14:12.491117425</meta:creation-date>
    <meta:generator>LibreOffice/7.3.7.2$Linux_X86_64 LibreOffice_project/30$Build-2</meta:generator>
    <dc:date>2024-09-23T17:32:12.538791432</dc:date>
    <meta:editing-duration>PT39M12S</meta:editing-duration>
    <meta:editing-cycles>9</meta:editing-cycles>
    <meta:document-statistic meta:table-count="0" meta:image-count="0" meta:object-count="0" meta:page-count="2" meta:paragraph-count="39" meta:word-count="392" meta:character-count="2578" meta:non-whitespace-character-count="2211"/>
  </office:meta>
</office:document-meta>
</file>